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4cm" fo:wrap-option="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5cm" fo:min-width="6cm" fo:wrap-option="wrap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4cm" fo:wrap-option="wrap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6cm" fo:wrap-option="wrap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5cm" fo:min-width="5.9cm" fo:wrap-option="wrap"/>
    </style:style>
    <style:style style:name="gr6" style:family="graphic" style:parent-style-name="standard">
      <style:graphic-properties svg:stroke-width="0.1cm" draw:marker-start-width="0.6cm" draw:marker-end="Arrow" draw:marker-end-width="0.35cm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74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3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7cm" fo:min-width="4.98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75cm" fo:min-width="5.9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5cm" svg:height="2cm" svg:x="1.5cm" svg:y="4.3cm">
          <text:p text:style-name="P1"><text:span text:style-name="T1">main()</text:span></text:p>
          <text:p text:style-name="P1"><text:span text:style-name="T1">- rewind infile</text:span></text:p>
          <text:p text:style-name="P1"><text:span text:style-name="T1">- allocate memory for</text:span></text:p>
          <text:p text:style-name="P1"><text:span text:style-name="T1"><text:s text:c="2"/></text:span><text:span text:style-name="T1">every mov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.5cm" svg:height="2.5cm" svg:x="8.4cm" svg:y="9.7cm">
          <text:p text:style-name="P1"><text:span text:style-name="T1">Conv_Read_Input_Book_Line()</text:span></text:p>
          <text:p text:style-name="P1"><text:span text:style-name="T1">- for each line move:</text:span></text:p>
          <text:p text:style-name="P1"><text:span text:style-name="T1"><text:s text:c="2"/></text:span><text:span text:style-name="T1">- if not marked '?' or 'x', <text:s text:c="3"/></text:span><text:span text:style-name="T2">record move</text:span><text:span text:style-name="T1"> with</text:span></text:p>
          <text:p text:style-name="P1"><text:span text:style-name="T1"><text:s text:c="2"/></text:span><text:span text:style-name="T1">position CRC-4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.5cm" svg:height="1cm" svg:x="12.7cm" svg:y="13.7cm">
          <text:p text:style-name="P1"><text:span text:style-name="T1">Util_Move_Do()</text:span></text:p>
          <text:p text:style-name="P1"><text:span text:style-name="T1">- make mov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6.5cm" svg:height="2cm" svg:x="8.4cm" svg:y="16.1cm">
          <text:p text:style-name="P1"><text:span text:style-name="T1">Conv_Read_Input_Book_Line()</text:span></text:p>
          <text:p text:style-name="P1"><text:span text:style-name="T1">- after last line move:</text:span></text:p>
          <text:p text:style-name="P1"><text:span text:style-name="T1"><text:s text:c="2"/></text:span><text:span text:style-name="T1">return to</text:span></text:p>
          <text:p text:style-name="P1"><text:span text:style-name="T1"><text:s text:c="2"/></text:span><text:span text:style-name="T1">Read_Input_Book_File(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6.4cm" svg:height="1.6cm" svg:x="4.5cm" svg:y="20.2cm">
          <text:p text:style-name="P1"><text:span text:style-name="T1">Conv_Read_Input_Book_File()</text:span></text:p>
          <text:p text:style-name="P1"><text:span text:style-name="T1">- after last line:</text:span></text:p>
          <text:p text:style-name="P1"><text:span text:style-name="T1"><text:s text:c="2"/></text:span><text:span text:style-name="T1">back to main()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1.65cm" svg:y1="18.1cm" svg:x2="7.7cm" svg:y2="20.2cm" draw:start-shape="id1" draw:start-glue-point="2" draw:end-shape="id2" draw:end-glue-point="0" svg:d="M11650 18100v1050h-3950v1050" svg:viewBox="0 0 3951 2101">
          <text:p/>
        </draw:connector>
        <draw:frame draw:style-name="gr7" draw:text-style-name="P4" draw:layer="layout" svg:width="2.716cm" svg:height="0.963cm" svg:x="8.784cm" svg:y="18.275cm">
          <draw:text-box>
            <text:p>line end</text:p>
          </draw:text-box>
        </draw:frame>
        <draw:connector draw:style-name="gr6" draw:text-style-name="P3" draw:layer="layout" draw:line-skew="3.299cm" svg:x1="14.9cm" svg:y1="17.1cm" svg:x2="14.9cm" svg:y2="10.95cm" draw:start-shape="id1" draw:start-glue-point="1" draw:end-shape="id3" draw:end-glue-point="1" svg:d="M14900 17100h3800v-6150h-3800" svg:viewBox="0 0 3801 6151">
          <text:p/>
        </draw:connector>
        <draw:frame draw:style-name="gr8" draw:text-style-name="P4" draw:layer="layout" svg:width="3.774cm" svg:height="0.963cm" svg:x="14.8cm" svg:y="16.237cm">
          <draw:text-box>
            <text:p>not line end</text:p>
          </draw:text-box>
        </draw:frame>
        <draw:custom-shape draw:style-name="gr9" draw:text-style-name="P2" xml:id="id4" draw:id="id4" draw:layer="layout" svg:width="3.5cm" svg:height="1.5cm" svg:x="1.6cm" svg:y="25cm">
          <text:p text:style-name="P1"><text:span text:style-name="T1">main()</text:span></text:p>
          <text:p text:style-name="P1"><text:span text:style-name="T1">- close infil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7.7cm" svg:y1="21.8cm" svg:x2="3.35cm" svg:y2="25cm" draw:start-shape="id2" draw:start-glue-point="2" draw:end-shape="id4" draw:end-glue-point="0" svg:d="M7700 21800v1600h-4350v1600" svg:viewBox="0 0 4351 3201">
          <text:p/>
        </draw:connector>
        <draw:frame draw:style-name="gr10" draw:text-style-name="P4" draw:layer="layout" svg:width="2.648cm" svg:height="0.963cm" svg:x="4.952cm" svg:y="22.5cm">
          <draw:text-box>
            <text:p>last line</text:p>
          </draw:text-box>
        </draw:frame>
        <draw:frame draw:style-name="gr11" draw:text-style-name="P4" draw:layer="layout" svg:width="3.707cm" svg:height="0.963cm" svg:x="10.993cm" svg:y="20.1cm">
          <draw:text-box>
            <text:p>not last line</text:p>
          </draw:text-box>
        </draw:frame>
        <draw:frame draw:style-name="gr12" draw:text-style-name="P6" draw:layer="layout" svg:width="5.485cm" svg:height="1.907cm" svg:x="7.758cm" svg:y="1.5cm">
          <draw:text-box>
            <text:p text:style-name="P5"><text:span text:style-name="T3">Second Pass</text:span></text:p>
            <text:p text:style-name="P5"><text:span text:style-name="T4">(if no errors)</text:span></text:p>
          </draw:text-box>
        </draw:frame>
        <draw:custom-shape draw:style-name="gr13" draw:text-style-name="P2" xml:id="id6" draw:id="id6" draw:layer="layout" svg:width="6.4cm" svg:height="2cm" svg:x="4.5cm" svg:y="7cm">
          <text:p text:style-name="P1"><text:span text:style-name="T1">Conv_Read_Input_Book_File()</text:span></text:p>
          <text:p text:style-name="P1"><text:span text:style-name="T1">- for each line:</text:span></text:p>
          <text:p text:style-name="P1"><text:span text:style-name="T1"><text:s text:c="2"/></text:span><text:span text:style-name="T1">- set start pos</text:span></text:p>
          <text:p text:style-name="P1"><text:span text:style-name="T1"><text:s text:c="2"/></text:span><text:span text:style-name="T1">- read lin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75cm" svg:y1="6.3cm" svg:x2="4.5cm" svg:y2="8cm" draw:start-shape="id5" draw:start-glue-point="2" draw:end-shape="id6" draw:end-glue-point="3" svg:d="M3750 6300v1700h750" svg:viewBox="0 0 751 1701">
          <text:p/>
        </draw:connector>
        <draw:connector draw:style-name="gr6" draw:text-style-name="P3" draw:layer="layout" svg:x1="7.7cm" svg:y1="9cm" svg:x2="8.4cm" svg:y2="10.95cm" draw:start-shape="id6" draw:start-glue-point="2" draw:end-shape="id3" draw:end-glue-point="3" svg:d="M7700 9000v1950h700" svg:viewBox="0 0 701 1951">
          <text:p/>
        </draw:connector>
        <draw:connector draw:style-name="gr6" draw:text-style-name="P3" draw:layer="layout" draw:line-skew="-0.05cm" svg:x1="11.65cm" svg:y1="12.2cm" svg:x2="14.95cm" svg:y2="13.7cm" draw:start-shape="id3" draw:start-glue-point="2" draw:end-shape="id7" draw:end-glue-point="0" svg:d="M11650 12200v700h3300v800" svg:viewBox="0 0 3301 1501">
          <text:p/>
        </draw:connector>
        <draw:connector draw:style-name="gr6" draw:text-style-name="P3" draw:layer="layout" draw:line-skew="-0.1cm" svg:x1="14.95cm" svg:y1="14.7cm" svg:x2="11.65cm" svg:y2="16.1cm" draw:start-shape="id7" draw:start-glue-point="2" draw:end-shape="id1" draw:end-glue-point="0" svg:d="M14950 14700v600h-3300v800" svg:viewBox="0 0 3301 1401">
          <text:p/>
        </draw:connector>
        <draw:connector draw:style-name="gr6" draw:text-style-name="P3" draw:layer="layout" draw:line-skew="8.099cm" svg:x1="10.9cm" svg:y1="21cm" svg:x2="10.9cm" svg:y2="8cm" draw:start-shape="id2" draw:end-shape="id6" draw:end-glue-point="1" svg:d="M10900 21000h8600v-13000h-8600" svg:viewBox="0 0 8601 13001">
          <text:p/>
        </draw:connector>
        <draw:connector draw:style-name="gr6" draw:text-style-name="P3" draw:layer="layout" svg:x1="3.35cm" svg:y1="26.5cm" svg:x2="3.352cm" svg:y2="27.516cm" draw:start-shape="id4" draw:start-glue-point="2" svg:d="M3350 26500v759h2v257" svg:viewBox="0 0 3 1017">
          <text:p/>
        </draw:connector>
        <draw:connector draw:style-name="gr6" draw:text-style-name="P3" draw:layer="layout" svg:x1="3.748cm" svg:y1="3.184cm" svg:x2="3.75cm" svg:y2="4.3cm" draw:end-shape="id5" draw:end-glue-point="0" svg:d="M3748 3184v308h2v808" svg:viewBox="0 0 3 11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38M48S</meta:editing-duration>
    <meta:editing-cycles>14</meta:editing-cycles>
    <meta:generator>LibreOffice/4.4.7.2$Windows_x86 LibreOffice_project/f3153a8b245191196a4b6b9abd1d0da16eead600</meta:generator>
    <dc:date>2017-02-25T02:09:18.841000000</dc:date>
    <meta:document-statistic meta:object-count="22"/>
  </office:meta>
</office:document-meta>
</file>